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000000" draw:marker-end="Arrow" draw:marker-end-width="0.2cm" draw:fill="none" draw:textarea-vertical-align="middle"/>
    </style:style>
    <style:style style:name="gr2" style:family="graphic" style:parent-style-name="standard">
      <style:graphic-properties draw:fill="solid" draw:fill-color="#f6f9d4" draw:textarea-horizontal-align="justify" draw:textarea-vertical-align="middle" draw:auto-grow-height="false" fo:min-height="5.95cm" fo:min-width="3.4cm"/>
    </style:style>
    <style:style style:name="gr3" style:family="graphic" style:parent-style-name="objectwithoutfill">
      <style:graphic-properties draw:stroke="dash" draw:stroke-dash="Fine_20_Dashed" svg:stroke-color="#000000" draw:marker-end="" draw:marker-end-width="0.3cm" draw:fill="none" draw:textarea-vertical-align="middle"/>
    </style:style>
    <style:style style:name="gr4" style:family="graphic" style:parent-style-name="standard">
      <style:graphic-properties draw:fill="solid" draw:fill-color="#bbe33d" draw:textarea-horizontal-align="justify" draw:textarea-vertical-align="middle" draw:auto-grow-height="false" fo:min-height="3.15cm" fo:min-width="4.4cm" fo:wrap-option="wrap" text:animation-delay="P0D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gr6" style:family="graphic" style:parent-style-name="standard">
      <style:graphic-properties draw:fill="solid" draw:fill-color="#5eb91e" draw:textarea-horizontal-align="justify" draw:textarea-vertical-align="middle" draw:auto-grow-height="false" fo:min-height="1.05cm" fo:min-width="2.9cm" fo:wrap-option="wrap" text:animation-delay="P0D"/>
    </style:style>
    <style:style style:name="gr7" style:family="graphic" style:parent-style-name="standard">
      <style:graphic-properties draw:stroke="none" svg:stroke-color="#000000" draw:fill="none" draw:fill-color="#ffffff" fo:min-height="0.628cm"/>
    </style:style>
    <style:style style:name="gr8" style:family="graphic" style:parent-style-name="standard">
      <style:graphic-properties svg:stroke-width="0.1cm" svg:stroke-color="#faa61a" draw:marker-start-width="0.5cm" draw:marker-end-width="0.5cm" draw:fill="solid" draw:fill-color="#00508f" draw:textarea-horizontal-align="justify" draw:textarea-vertical-align="middle" draw:auto-grow-height="false" fo:min-height="3.95cm" fo:min-width="4.1cm" fo:padding-top="0.175cm" fo:padding-bottom="0.175cm" fo:padding-left="0.3cm" fo:padding-right="0.3cm" fo:wrap-option="wrap"/>
    </style:style>
    <style:style style:name="gr9" style:family="graphic" style:parent-style-name="standard">
      <style:graphic-properties draw:stroke="solid" svg:stroke-color="#faa61a" draw:fill="none" draw:fill-color="#ffffff" fo:min-height="0.95cm"/>
    </style:style>
    <style:style style:name="gr10" style:family="graphic" style:parent-style-name="standard">
      <style:graphic-properties draw:stroke="solid" svg:stroke-color="#faa61a" draw:fill="none" draw:fill-color="#ffffff" draw:textarea-vertical-align="middle" fo:min-height="0.95cm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2.85cm" fo:min-width="2.4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2.95cm" fo:min-width="1.2cm"/>
    </style:style>
    <style:style style:name="gr13" style:family="graphic" style:parent-style-name="standard">
      <style:graphic-properties draw:fill="solid" draw:fill-color="#ffdbb6" draw:textarea-horizontal-align="justify" draw:textarea-vertical-align="middle" draw:auto-grow-height="false" fo:min-height="9.578cm" fo:min-width="2.028cm"/>
    </style:style>
    <style:style style:name="gr14" style:family="graphic" style:parent-style-name="standard">
      <style:graphic-properties draw:stroke="none" svg:stroke-color="#000000" draw:fill="none" draw:fill-color="#ffffff" fo:min-height="1.0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6f9d4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bbe33d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5eb91e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solid" draw:fill-color="#00508f"/>
      <style:paragraph-properties fo:text-align="center"/>
      <style:text-properties fo:color="#f9a870" fo:font-size="12pt" style:font-size-asian="18pt" style:font-weight-asian="normal" style:font-size-complex="18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color="#355269"/>
    </style:style>
    <style:style style:name="P13" style:family="paragraph">
      <loext:graphic-properties draw:fill="solid" draw:fill-color="#729fcf"/>
      <style:paragraph-properties fo:text-align="center"/>
      <style:text-properties fo:color="#355269"/>
    </style:style>
    <style:style style:name="P14" style:family="paragraph">
      <loext:graphic-properties draw:fill="solid" draw:fill-color="#ffdbb6"/>
      <style:paragraph-properties fo:text-align="center"/>
    </style:style>
    <style:style style:name="P15" style:family="paragraph">
      <style:paragraph-properties fo:text-align="center"/>
      <style:text-properties fo:color="#7b3d00"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fo:color="#7b3d00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33333" fo:font-size="12pt" style:font-size-asian="12pt" style:font-size-complex="12pt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9a870" fo:font-size="12pt" style:font-size-asian="18pt" style:font-weight-asian="normal" style:font-size-complex="18pt"/>
    </style:style>
    <style:style style:name="T6" style:family="text">
      <style:text-properties fo:font-variant="normal" fo:text-transform="none" fo:color="#35526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New Sung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55269" fo:font-size="10pt" style:font-size-asian="10pt" style:font-size-complex="10pt"/>
    </style:style>
    <style:style style:name="T8" style:family="text">
      <style:text-properties fo:color="#355269"/>
    </style:style>
    <style:style style:name="T9" style:family="text">
      <style:text-properties fo:color="#7b3d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2.9cm" svg:x1="11.3cm" svg:y1="9.2cm" svg:x2="18.9cm" svg:y2="6.45cm" draw:start-shape="id1" draw:end-shape="id2" svg:d="M11300 9200c1350 0-2450-2750 7600-2750" svg:viewBox="0 0 7601 2751">
          <text:p/>
        </draw:connector>
        <draw:connector draw:style-name="gr1" draw:text-style-name="P1" draw:layer="layout" draw:type="curve" draw:line-skew="-2.975cm" svg:x1="11.3cm" svg:y1="9.2cm" svg:x2="19cm" svg:y2="12.35cm" draw:start-shape="id1" draw:start-glue-point="1" draw:end-shape="id3" draw:end-glue-point="3" svg:d="M11300 9200c1312 0-2537 3150 7700 3150" svg:viewBox="0 0 7701 3151">
          <text:p/>
        </draw:connector>
        <draw:custom-shape draw:style-name="gr2" draw:text-style-name="P2" xml:id="id1" draw:id="id1" draw:layer="layout" svg:width="3.9cm" svg:height="6.2cm" svg:x="7.4cm" svg:y="6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cm" svg:y1="1.8cm" svg:x2="6.8cm" svg:y2="16.8cm">
          <text:p/>
        </draw:line>
        <draw:custom-shape draw:style-name="gr4" draw:text-style-name="P4" xml:id="id4" draw:id="id4" draw:layer="layout" svg:width="4.9cm" svg:height="3.4cm" svg:x="1cm" svg:y="7.5cm">
          <text:p text:style-name="P3"><text:span text:style-name="T1">~ </text:span><text:span text:style-name="T2">104</text:span><text:span text:style-name="T3">'000 beats (MLII and V5 ECG channels)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6cm" svg:height="2.132cm" svg:x="0.6cm" svg:y="2.068cm">
          <draw:text-box>
            <text:p text:style-name="P5"><text:span text:style-name="T4">Data Source:</text:span></text:p>
            <text:p text:style-name="P5"><text:span text:style-name="T4"><text:s/></text:span><text:span text:style-name="T4">MIT BIH Arrythmia </text:span></text:p>
            <text:p text:style-name="P5"><text:span text:style-name="T4">Database</text:span></text:p>
          </draw:text-box>
        </draw:frame>
        <draw:custom-shape draw:style-name="gr6" draw:text-style-name="P7" xml:id="id5" draw:id="id5" draw:layer="layout" svg:width="3.4cm" svg:height="1.3cm" svg:x="7.7cm" svg:y="7.8cm">
          <text:p text:style-name="P3"><text:span text:style-name="T1">Trai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3.4cm" svg:height="1.3cm" svg:x="7.7cm" svg:y="9.4cm">
          <text:p text:style-name="P3"><text:span text:style-name="T1">Eval Data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5cm" svg:height="0.878cm" svg:x="9.8cm" svg:y="2.122cm">
          <draw:text-box>
            <text:p text:style-name="P8"><text:span text:style-name="T4">Split / Preprocess</text:span></text:p>
          </draw:text-box>
        </draw:frame>
        <draw:custom-shape draw:style-name="gr8" draw:text-style-name="P10" xml:id="id7" draw:id="id7" draw:layer="layout" svg:width="4.7cm" svg:height="4.3cm" svg:x="12.2cm" svg:y="7.3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3.7cm" svg:height="1.2cm" svg:x="12.7cm" svg:y="7.8cm">
          <draw:text-box>
            <text:p><text:span text:style-name="T5">FIR denoise <text:s text:c="2"/>(Butterworth)</text:span></text:p>
          </draw:text-box>
        </draw:frame>
        <draw:frame draw:style-name="gr10" draw:text-style-name="P11" draw:layer="layout" svg:width="3.7cm" svg:height="1.673cm" svg:x="12.7cm" svg:y="9.327cm">
          <draw:text-box>
            <text:p><text:span text:style-name="T5">Baseline <text:s text:c="4"/>wander removal</text:span></text:p>
          </draw:text-box>
        </draw:frame>
        <draw:frame draw:style-name="gr7" draw:text-style-name="P9" draw:layer="layout" svg:width="5cm" svg:height="0.878cm" svg:x="18.3cm" svg:y="2.1cm">
          <draw:text-box>
            <text:p text:style-name="P8"><text:span text:style-name="T4">Feature selection</text:span></text:p>
          </draw:text-box>
        </draw:frame>
        <draw:frame draw:style-name="gr7" draw:text-style-name="P6" draw:layer="layout" svg:width="2cm" svg:height="0.878cm" svg:x="26.3cm" svg:y="2.122cm">
          <draw:text-box>
            <text:p text:style-name="P5"><text:span text:style-name="T4">SVM</text:span></text:p>
          </draw:text-box>
        </draw:frame>
        <draw:line draw:style-name="gr3" draw:text-style-name="P1" draw:layer="layout" svg:x1="17.8cm" svg:y1="1.9cm" svg:x2="17.8cm" svg:y2="16.9cm">
          <text:p/>
        </draw:line>
        <draw:custom-shape draw:style-name="gr11" draw:text-style-name="P13" xml:id="id3" draw:id="id3" draw:layer="layout" svg:width="2.9cm" svg:height="3.1cm" svg:x="19cm" svg:y="10.8cm">
          <text:p text:style-name="P12"><text:span text:style-name="T6">DWT</text:span></text:p>
          <text:p text:style-name="P12"><text:span text:style-name="T7">(DB4 level5l)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2" draw:id="id2" draw:layer="layout" svg:width="2.9cm" svg:height="3.1cm" svg:x="18.9cm" svg:y="4.9cm">
          <text:p text:style-name="P12"><text:span text:style-name="T8">RAW</text:span></text:p>
          <text:p text:style-name="P12"><text:span text:style-name="T7">(complete signal)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9" draw:id="id9" draw:layer="layout" svg:width="1.7cm" svg:height="3.2cm" svg:x="23cm" svg:y="7.6cm">
          <text:p text:style-name="P12"><text:span text:style-name="T8">PCA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5.3cm" svg:y1="2.1cm" svg:x2="25.3cm" svg:y2="17.1cm">
          <text:p/>
        </draw:line>
        <draw:custom-shape draw:style-name="gr13" draw:text-style-name="P14" xml:id="id8" draw:id="id8" draw:layer="layout" svg:width="2.8cm" svg:height="10.1cm" svg:x="25.9cm" svg:y="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6" draw:layer="layout" svg:width="7.29cm" svg:height="1.361cm" draw:transform="rotate (-1.56765473414131) translate (27.977cm 5.4cm)">
          <draw:text-box>
            <text:p text:style-name="P15"><text:span text:style-name="T9">GridSearch Cross-validation parameter search</text:span></text:p>
          </draw:text-box>
        </draw:frame>
        <draw:connector draw:style-name="gr1" draw:text-style-name="P1" draw:layer="layout" draw:type="curve" svg:x1="5.9cm" svg:y1="9.2cm" svg:x2="7.7cm" svg:y2="8.45cm" draw:start-shape="id4" draw:end-shape="id5" draw:end-glue-point="3" svg:d="M5900 9200c1350 0 450-750 1800-750" svg:viewBox="0 0 1801 751">
          <text:p/>
        </draw:connector>
        <draw:connector draw:style-name="gr1" draw:text-style-name="P1" draw:layer="layout" draw:type="curve" svg:x1="5.9cm" svg:y1="9.158cm" svg:x2="7.7cm" svg:y2="10.05cm" draw:end-shape="id6" draw:end-glue-point="3" svg:d="M5900 9158c975 0 75 892 1800 892" svg:viewBox="0 0 1801 893">
          <text:p/>
        </draw:connector>
        <draw:connector draw:style-name="gr1" draw:text-style-name="P1" draw:layer="layout" draw:type="curve" svg:x1="11.3cm" svg:y1="9.2cm" svg:x2="12.2cm" svg:y2="9.45cm" draw:start-shape="id1" draw:start-glue-point="1" draw:end-shape="id7" draw:end-glue-point="3" svg:d="M11300 9200c639 0 189 250 900 250" svg:viewBox="0 0 901 251">
          <text:p/>
        </draw:connector>
        <draw:connector draw:style-name="gr1" draw:text-style-name="P1" draw:layer="layout" draw:type="curve" svg:x1="16.9cm" svg:y1="9.3cm" svg:x2="18.9cm" svg:y2="6.45cm" draw:end-shape="id2" draw:end-glue-point="3" svg:d="M16900 9300c1125 0 125-2850 2000-2850" svg:viewBox="0 0 2001 2851">
          <text:p/>
        </draw:connector>
        <draw:connector draw:style-name="gr1" draw:text-style-name="P1" draw:layer="layout" draw:type="curve" draw:line-skew="0.975cm" svg:x1="21.9cm" svg:y1="6.4cm" svg:x2="25.9cm" svg:y2="9.25cm" draw:end-shape="id8" svg:d="M21900 6400c4087 0 2088 2850 4000 2850" svg:viewBox="0 0 4001 2851">
          <text:p/>
        </draw:connector>
        <draw:connector draw:style-name="gr1" draw:text-style-name="P1" draw:layer="layout" draw:type="curve" svg:x1="24.7cm" svg:y1="9.3cm" svg:x2="25.9cm" svg:y2="9.25cm" draw:end-shape="id8" svg:d="M24700 9300c525 0-75-50 1200-50" svg:viewBox="0 0 1201 51">
          <text:p/>
        </draw:connector>
        <draw:connector draw:style-name="gr1" draw:text-style-name="P1" draw:layer="layout" draw:type="curve" draw:line-skew="0.8cm" svg:x1="21.9cm" svg:y1="12.35cm" svg:x2="25.9cm" svg:y2="9.25cm" draw:start-shape="id3" draw:start-glue-point="1" draw:end-shape="id8" draw:end-glue-point="3" svg:d="M21900 12350c4200 0 2200-3100 4000-3100" svg:viewBox="0 0 4001 3101">
          <text:p/>
        </draw:connector>
        <draw:connector draw:style-name="gr1" draw:text-style-name="P1" draw:layer="layout" draw:type="curve" svg:x1="16.9cm" svg:y1="9.4cm" svg:x2="19cm" svg:y2="12.35cm" draw:end-shape="id3" draw:end-glue-point="3" svg:d="M16900 9400c1200 0 150 2950 2100 2950" svg:viewBox="0 0 2101 2951">
          <text:p/>
        </draw:connector>
        <draw:connector draw:style-name="gr1" draw:text-style-name="P1" draw:layer="layout" draw:type="curve" svg:x1="20.35cm" svg:y1="8cm" svg:x2="23cm" svg:y2="9.2cm" draw:start-shape="id2" draw:start-glue-point="2" draw:end-shape="id9" draw:end-glue-point="3" svg:d="M20350 8000c0 800 883 1200 2650 1200" svg:viewBox="0 0 26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8:49:47.653395410</meta:creation-date>
    <dc:date>2018-10-22T19:17:37.018677114</dc:date>
    <meta:editing-duration>PT27M47S</meta:editing-duration>
    <meta:editing-cycles>4</meta:editing-cycles>
    <meta:generator>LibreOffice/6.1.2.1$Linux_X86_64 LibreOffice_project/10$Build-1</meta:generator>
    <meta:document-statistic meta:object-count="30"/>
  </office:meta>
</office:document-meta>
</file>